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5.9007in"/>
    </style:style>
    <style:style style:name="Table1.B" style:family="table-column">
      <style:table-column-properties style:column-width="0.7924in"/>
    </style:style>
    <style:style style:name="Table1.A1" style:family="table-cell">
      <style:table-cell-properties style:vertical-align="middle" fo:padding="0.0194in" fo:border="none"/>
    </style:style>
    <style:style style:name="P1" style:family="paragraph" style:parent-style-name="Standard">
      <style:text-properties fo:font-weight="bold" officeooo:rsid="0018cdc0" officeooo:paragraph-rsid="0018cdc0" style:font-weight-asian="bold" style:font-weight-complex="bold"/>
    </style:style>
    <style:style style:name="P2" style:family="paragraph" style:parent-style-name="Standard">
      <style:text-properties fo:font-weight="bold" officeooo:rsid="0028f9ce" officeooo:paragraph-rsid="0028f9ce" style:font-weight-asian="bold" style:font-weight-complex="bold"/>
    </style:style>
    <style:style style:name="P3" style:family="paragraph" style:parent-style-name="Standard">
      <style:text-properties fo:font-weight="bold" officeooo:rsid="002a0e17" officeooo:paragraph-rsid="002a0e17" style:font-weight-asian="bold" style:font-weight-complex="bold"/>
    </style:style>
    <style:style style:name="P4" style:family="paragraph" style:parent-style-name="Standard">
      <style:text-properties fo:font-weight="bold" officeooo:rsid="00319aa2" officeooo:paragraph-rsid="00319aa2" style:font-weight-asian="bold" style:font-weight-complex="bold"/>
    </style:style>
    <style:style style:name="P5" style:family="paragraph" style:parent-style-name="Standard">
      <style:text-properties fo:font-weight="bold" officeooo:rsid="00333494" officeooo:paragraph-rsid="00333494" style:font-weight-asian="bold" style:font-weight-complex="bold"/>
    </style:style>
    <style:style style:name="P6" style:family="paragraph" style:parent-style-name="Standard">
      <style:text-properties fo:font-weight="bold" officeooo:rsid="0034e15a" officeooo:paragraph-rsid="0034e15a" style:font-weight-asian="bold" style:font-weight-complex="bold"/>
    </style:style>
    <style:style style:name="P7" style:family="paragraph" style:parent-style-name="Standard">
      <style:paragraph-properties fo:break-before="page"/>
      <style:text-properties fo:font-weight="bold" officeooo:rsid="0026fdfc" officeooo:paragraph-rsid="0026fdfc" style:font-weight-asian="bold" style:font-weight-complex="bold"/>
    </style:style>
    <style:style style:name="P8" style:family="paragraph" style:parent-style-name="Standard">
      <style:paragraph-properties fo:break-before="page"/>
      <style:text-properties fo:font-weight="bold" officeooo:rsid="0028f9ce" officeooo:paragraph-rsid="0028f9ce" style:font-weight-asian="bold" style:font-weight-complex="bold"/>
    </style:style>
    <style:style style:name="P9" style:family="paragraph" style:parent-style-name="Standard">
      <style:paragraph-properties fo:break-before="page"/>
      <style:text-properties fo:font-weight="bold" officeooo:rsid="002a0e17" officeooo:paragraph-rsid="002a0e17" style:font-weight-asian="bold" style:font-weight-complex="bold"/>
    </style:style>
    <style:style style:name="P10" style:family="paragraph" style:parent-style-name="Standard">
      <style:paragraph-properties fo:break-before="page"/>
      <style:text-properties fo:font-weight="bold" officeooo:rsid="00319aa2" officeooo:paragraph-rsid="00319aa2" style:font-weight-asian="bold" style:font-weight-complex="bold"/>
    </style:style>
    <style:style style:name="P11" style:family="paragraph" style:parent-style-name="Standard">
      <style:paragraph-properties fo:break-before="page"/>
      <style:text-properties fo:font-weight="bold" officeooo:rsid="00333494" officeooo:paragraph-rsid="00333494" style:font-weight-asian="bold" style:font-weight-complex="bold"/>
    </style:style>
    <style:style style:name="P12" style:family="paragraph" style:parent-style-name="Heading_20_3">
      <style:text-properties fo:font-weight="bold" officeooo:rsid="0018cdc0" officeooo:paragraph-rsid="0018cdc0"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2b88f5"/>
    </style:style>
    <style:style style:name="T3" style:family="text">
      <style:text-properties officeooo:rsid="0034c0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text:p>
      <text:h text:style-name="P12" text:outline-level="3">Part 1 Instructions </text:h>
      <text:p text:style-name="Text_20_body">1. [5 points] Write a short profile of each file we have given you. Provide a narrative description of the file (50-100 words per file), including its format, properties, contents, and MD5 checksum. This website has a checksum calculator plus gives instructions for running a checksum in Unix and Linux systems:  <text:a xlink:type="simple" xlink:href="https://urldefense.proofpoint.com/v2/url?u=http-3A__onlinemd5.com_&amp;d=DwMFaQ&amp;c=OCIEmEwdEq_aNlsP4fF3gFqSN-E3mlr2t9JcDdfOZag&amp;r=ygvupwMN6bpSqrs4hkc6CJiEdQMDXcZHf2Bw99QsoBQ&amp;m=DZBAXqHN_u60IDFhyO1vTNY7a1uSCFQHggJsMtx6oF8&amp;s=Z-rsPlMWcoQCf3KRAPrGvMyuJldtTwGkDlnzEpO9S50&amp;e=" office:target-frame-name="_blank" xlink:show="new" text:style-name="Internet_20_link" text:visited-style-name="Visited_20_Internet_20_Link">http://onlinemd5.com/</text:a>; <text:a xlink:type="simple" xlink:href="https://urldefense.proofpoint.com/v2/url?u=https-3A__emn178.github.io_online-2Dtools_md5-5Fchecksum.html&amp;d=DwMFaQ&amp;c=OCIEmEwdEq_aNlsP4fF3gFqSN-E3mlr2t9JcDdfOZag&amp;r=ygvupwMN6bpSqrs4hkc6CJiEdQMDXcZHf2Bw99QsoBQ&amp;m=DZBAXqHN_u60IDFhyO1vTNY7a1uSCFQHggJsMtx6oF8&amp;s=LEPgNHlnKuO1BWFw5DMnAzVfXyGAHBL4n-VbWLL607E&amp;e=" office:target-frame-name="_blank" xlink:show="new" text:style-name="Internet_20_link" text:visited-style-name="Visited_20_Internet_20_Link">https://emn178.github.io/online-tools/md5_checksum.html</text:a>  </text:p>
      <text:p text:style-name="Text_20_body">2. [7 points] Create a DTD for each XML file. (Note that File B currently contains a minimal internal DTD; you must expand this DTD to fully capture the elements, attributes, etc., in the document.) You may use a DTD generator to generate drafts of your DTDs, but make sure you manually inspect the resulting DTDs to ensure the results are accurate. DTD generators tend to generate attributes, constraints, and default values that do not accurately reflect the possibilities and requirements for your XML documents. Your choices of attributes, constraints, and default values must be justified. You will lose points if we see useless attributes, inaccurate constraints, or unjustified default values in your DTD. Ensure that your XML documents validate against your DTDs. </text:p>
      <text:p text:style-name="Text_20_body">3. [13 points] Canonicalize the two data files and run checksums again to check for equivalence. Please make sure to document your checksum results (which you will report in step 5). Optionally, you may write and employ a script to conduct the canonicalization process; if you do, please make sure to submit a well-documented, readable text file of the script. For an example of canonicalization, see videos for week 10. </text:p>
      <text:p text:style-name="Text_20_body">4. [10 points] Create and document the DTD of the final, canonlicalized data file, from step 3 above.</text:p>
      <text:p text:style-name="Text_20_body">5. [5 points] Be sure that all of your files validate as they will be assessed for compliance to their DTDs. You must test whether your document will validate against your DTD here: <text:a xlink:type="simple" xlink:href="http://xmlvalidator.new-studio.org/" office:target-frame-name="_blank" xlink:show="new" text:style-name="Internet_20_link" text:visited-style-name="Visited_20_Internet_20_Link">http://xmlvalidator.new-studio.org/</text:a></text:p>
      <text:p text:style-name="Text_20_body"><text:span text:style-name="Emphasis">Please note that you must select "DTD" as your validation type. This validation tool requires an internal DTD, which means that you must paste your DTD into your XML document, below the XML declaration and above the root element of your XML document. Note also that the syntax for internal vs external DTDs is slightly different.</text:span> </text:p>
      <text:p text:style-name="Text_20_body">6. [10 points] In a separate document, answer the following reflection prompts: </text:p>
      <text:p text:style-name="Text_20_body">a) Describe your process for canonicalization (i.e., decisions, actions, representation selection, attribute issues, provenance decisions). Report the checksum values after canonicalization. </text:p>
      <text:p text:style-name="Text_20_body">b) How does the way data is represented impact reproducibility? </text:p>
      <text:p text:style-name="Text_20_body">c) How may your canonicalization support the overarching goals of data curation (revisit objectives and activities of Week 1)? </text:p>
      <text:p text:style-name="Text_20_body">d) Which additional curation activities would you recommend to enhance the data set for future discovery and use? </text:p>
      <text:h text:style-name="Heading_20_3" text:outline-level="3"><text:soft-page-break/>Part 2 Instructions [37 points]</text:h>
      <text:p text:style-name="Text_20_body">1. Write a convincing memo (650 word max) explaining why data curation services are important. Assume that the memo is written for your new director, who is not familiar with data curation, and not convinced whether to keep funding this work. You will want to make sure to introduce data curation within the broader context of data science. You will need to cover the key areas that you think are the most important for data curation at your company. We ask that you incorporate at least two of the following topics into your memo: Provenance, Policy, Metadata, and/or Preservation. </text:p>
      <text:p text:style-name="Text_20_body">Submission Instructions </text:p>
      <text:p text:style-name="Text_20_body">1. Submit your documents to <text:span text:style-name="T1">Final Project Peer Review</text:span> for peer grading. Your assignment submission should include: </text:p>
      <text:p text:style-name="Text_20_body">a) A document with File A and B profiles from part 1, step 1. </text:p>
      <text:p text:style-name="Text_20_body">b) Final data files from part 1, step 3. </text:p>
      <text:p text:style-name="Text_20_body">c) Optional: canonicalization script from part 1, step 3. </text:p>
      <text:p text:style-name="Text_20_body">d) All 3 DTDs from part 1, steps 2 and 4. </text:p>
      <text:p text:style-name="Text_20_body">e) A document containing your answers to reflection questions in part 1, step 5. </text:p>
      <text:p text:style-name="Text_20_body">f) A document containing your memo; see part 2. </text:p>
      <text:p text:style-name="Text_20_body">2. Each student can grade the submissions of 5 of their peers (optional but highly recommended). Submissions will be graded based on the following criteria. Write a constructive and professional review and post to the course forum replying to the individual’s submission. a) Is it clearly written? Is the data and canonicalization clearly presented? b) What are the pros and cons of this approach? c) How convincing is the argument for data curation in the memo? How could it be improved? </text:p>
      <text:p text:style-name="Text_20_body">3. Revise and submit all documents as to <text:span text:style-name="T1">Final Project Submission</text:span> for instructor grading.</text:p>
      <text:p text:style-name="P1"/>
      <text:h text:style-name="P12" text:outline-level="3">Instructor Grading Rubric</text:h>
      <table:table table:name="Table1" table:style-name="Table1">
        <table:table-column table:style-name="Table1.A"/>
        <table:table-column table:style-name="Table1.B"/>
        <table:table-header-rows>
          <table:table-row>
            <table:table-cell table:style-name="Table1.A1" office:value-type="string">
              <text:p text:style-name="Table_20_Heading">Criteria</text:p>
            </table:table-cell>
            <table:table-cell table:style-name="Table1.A1" office:value-type="string">
              <text:p text:style-name="Table_20_Heading">Max Points</text:p>
            </table:table-cell>
          </table:table-row>
        </table:table-header-rows>
        <table:table-row>
          <table:table-cell table:style-name="Table1.A1" office:value-type="string">
            <text:p text:style-name="Table_20_Contents">Evidence of in-depth examination of data files (accurate, validating DTDs, and file descriptions) [steps 2 &amp; 5]</text:p>
          </table:table-cell>
          <table:table-cell table:style-name="Table1.A1" office:value-type="string">
            <text:p text:style-name="Table_20_Contents">12 points</text:p>
          </table:table-cell>
        </table:table-row>
        <table:table-row>
          <table:table-cell table:style-name="Table1.A1" office:value-type="string">
            <text:p text:style-name="Table_20_Contents">Evidence of understanding of canonicalization (successful canonicalization) [step 3]</text:p>
          </table:table-cell>
          <table:table-cell table:style-name="Table1.A1" office:value-type="string">
            <text:p text:style-name="Table_20_Contents">13 points</text:p>
          </table:table-cell>
        </table:table-row>
        <table:table-row>
          <table:table-cell table:style-name="Table1.A1" office:value-type="string">
            <text:p text:style-name="Table_20_Contents">Clarity, accuracy, and documentation of the canonicalization process [steps 1, 4, &amp; 6]</text:p>
          </table:table-cell>
          <table:table-cell table:style-name="Table1.A1" office:value-type="string">
            <text:p text:style-name="Table_20_Contents">25 points</text:p>
          </table:table-cell>
        </table:table-row>
        <table:table-row>
          <table:table-cell table:style-name="Table1.A1" office:value-type="string">
            <text:p text:style-name="Table_20_Contents">Convincing and clear argument for data curation and related topics, written in an appropriate tone for the audience [part 2]</text:p>
          </table:table-cell>
          <table:table-cell table:style-name="Table1.A1" office:value-type="string">
            <text:p text:style-name="Table_20_Contents">37 points</text:p>
          </table:table-cell>
        </table:table-row>
        <table:table-row>
          <table:table-cell table:style-name="Table1.A1" office:value-type="string">
            <text:p text:style-name="Table_20_Contents">Overall quality analysis and discussion [missing parts?]</text:p>
          </table:table-cell>
          <table:table-cell table:style-name="Table1.A1" office:value-type="string">
            <text:p text:style-name="Table_20_Contents">13 points</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Table_20_Contents"><text:span text:style-name="Strong_20_Emphasis">100 points</text:span></text:p>
          </table:table-cell>
        </table:table-row>
      </table:table>
      <text:p text:style-name="P1"/>
      <text:p text:style-name="P7">1. Narrative</text:p>
      <text:p text:style-name="P2"/>
      <text:p text:style-name="P8">2. DTD for XML files</text:p>
      <text:p text:style-name="P3"/>
      <text:p text:style-name="P9">3. <text:span text:style-name="T2">Canonicalize the data files</text:span></text:p>
      <text:p text:style-name="P4"/>
      <text:p text:style-name="P10">4. Final DTD and Narrative</text:p>
      <text:p text:style-name="P5"/>
      <text:p text:style-name="P11">5. <text:span text:style-name="T3">Files Validatio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03:12.636697973</meta:creation-date>
    <dc:date>2020-11-09T11:19:05.263773408</dc:date>
    <meta:editing-duration>PT15M47S</meta:editing-duration>
    <meta:editing-cycles>13</meta:editing-cycles>
    <meta:generator>LibreOffice/6.0.7.3$Linux_X86_64 LibreOffice_project/00m0$Build-3</meta:generator>
    <meta:document-statistic meta:table-count="1" meta:image-count="0" meta:object-count="0" meta:page-count="7" meta:paragraph-count="45" meta:word-count="828" meta:character-count="5177" meta:non-whitespace-character-count="4372"/>
  </office:meta>
</office:document-meta>
</file>